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text-properties fo:font-size="14pt" style:font-size-asian="14pt" style:font-size-complex="14pt"/>
    </style:style>
    <style:style style:name="P2" style:family="paragraph">
      <style:paragraph-properties fo:text-align="end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2.567cm" svg:height="1.916cm" svg:x="4.217cm" svg:y="1.584cm">
          <draw:text-box>
            <text:p text:style-name="P1"><text:span text:style-name="T1">"Anyone who considers arithmetical methods of</text:span></text:p>
            <text:p text:style-name="P1"><text:span text:style-name="T1">producing random digits is, of course, in a state of sin."</text:span></text:p>
            <text:p text:style-name="P2"><text:span text:style-name="T1">– </text:span><text:span text:style-name="T1">John von Neumann</text:span></text:p>
          </draw:text-box>
        </draw:frame>
        <draw:custom-shape draw:style-name="gr2" draw:text-style-name="P4" draw:layer="layout" svg:width="9cm" svg:height="3.5cm" svg:x="5.5cm" svg:y="10cm">
          <text:p text:style-name="P3">deterministic Algorithm</text:p>
          <text:p text:style-name="P3">PRNG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3" draw:id="id1" draw:layer="layout" svg:width="4cm" svg:height="3cm" svg:x="8cm" svg:y="15cm">
          <text:p text:style-name="P3">Input det.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3" draw:id="id3" draw:layer="layout" svg:width="7cm" svg:height="2.5cm" svg:x="11.5cm" svg:y="18.5cm">
          <text:p text:style-name="P3">non-deterministic</text:p>
          <text:p text:style-name="P3">Outpu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3" draw:id="id2" draw:layer="layout" svg:width="7cm" svg:height="2.5cm" svg:x="1.5cm" svg:y="18.5cm">
          <text:p text:style-name="P3">deterministic</text:p>
          <text:p text:style-name="P3">Outpu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3" draw:layer="layout" svg:width="7cm" svg:height="2.5cm" svg:x="1.5cm" svg:y="5cm">
          <text:p text:style-name="P3">deterministic</text:p>
          <text:p text:style-name="P3">Inpu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3" draw:layer="layout" svg:width="7cm" svg:height="2.5cm" svg:x="12cm" svg:y="5cm">
          <text:p text:style-name="P3">non-deterministic</text:p>
          <text:p text:style-name="P3">Input (Entropy)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4" draw:text-style-name="P3" draw:layer="layout" svg:x1="5cm" svg:y1="7.5cm" svg:x2="9.5cm" svg:y2="8.5cm">
          <text:p/>
        </draw:line>
        <draw:line draw:style-name="gr4" draw:text-style-name="P3" draw:layer="layout" svg:x1="15cm" svg:y1="7.5cm" svg:x2="10.5cm" svg:y2="8.5cm">
          <text:p/>
        </draw:line>
        <draw:line draw:style-name="gr4" draw:text-style-name="P3" draw:layer="layout" svg:x1="10cm" svg:y1="13.5cm" svg:x2="10cm" svg:y2="15cm">
          <text:p/>
        </draw:line>
        <draw:custom-shape draw:style-name="gr5" draw:text-style-name="P3" draw:layer="layout" svg:width="1cm" svg:height="1cm" svg:x="9.5cm" svg:y="8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line draw:style-name="gr4" draw:text-style-name="P3" draw:layer="layout" svg:x1="10cm" svg:y1="9cm" svg:x2="10cm" svg:y2="10cm">
          <text:p/>
        </draw:line>
        <draw:connector draw:style-name="gr6" draw:text-style-name="P3" draw:layer="layout" svg:x1="8cm" svg:y1="16.499cm" svg:x2="4.999cm" svg:y2="18.5cm" draw:start-shape="id1" draw:start-glue-point="5" draw:end-shape="id2" draw:end-glue-point="5" svg:d="m8000 16499h-3001v2001">
          <text:p text:style-name="P3">YES</text:p>
        </draw:connector>
        <draw:connector draw:style-name="gr6" draw:text-style-name="P3" draw:layer="layout" svg:x1="11.998cm" svg:y1="16.499cm" svg:x2="15cm" svg:y2="18.5cm" draw:start-shape="id1" draw:start-glue-point="7" draw:end-shape="id3" svg:d="m11998 16499h3002v2001">
          <text:p text:style-name="P3">NO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2-18T15:45:32</meta:creation-date>
    <dc:date>2009-02-18T16:18:31</dc:date>
    <meta:editing-duration>PT00H32M59S</meta:editing-duration>
    <meta:editing-cycles>5</meta:editing-cycles>
    <meta:generator>OpenOffice.org/3.0$Linux OpenOffice.org_project/300m21$Build-9319</meta:generator>
    <meta:document-statistic meta:object-count="14"/>
    <meta:user-defined meta:name="Info 1"/>
    <meta:user-defined meta:name="Info 2"/>
    <meta:user-defined meta:name="Info 3"/>
    <meta:user-defined meta:name="Info 4"/>
  </office:meta>
</office:document-meta>
</file>